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6f2" officeooo:paragraph-rsid="0000a6f2"/>
    </style:style>
    <style:style style:name="P2" style:family="paragraph" style:parent-style-name="Standard">
      <style:text-properties officeooo:rsid="00036964" officeooo:paragraph-rsid="00036964"/>
    </style:style>
    <style:style style:name="T1" style:family="text">
      <style:text-properties officeooo:rsid="000199a5"/>
    </style:style>
    <style:style style:name="T2" style:family="text">
      <style:text-properties officeooo:rsid="0001ef31"/>
    </style:style>
    <style:style style:name="T3" style:family="text">
      <style:text-properties officeooo:rsid="0004291b"/>
    </style:style>
    <style:style style:name="T4" style:family="text">
      <style:text-properties officeooo:rsid="000463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electricidad</text:p>
      <text:p text:style-name="P1">Introducción</text:p>
      <text:p text:style-name="P1">¿Qué es la electricidad?</text:p>
      <text:p text:style-name="P1">La electricidad es una energía.</text:p>
      <text:p text:style-name="P1">La electricidad es una energía relacionada con la carga eléctrica de los cuerpos.</text:p>
      <text:p text:style-name="P1"><text:span text:style-name="T1">¿Qué es la e</text:span>nergía?</text:p>
      <text:p text:style-name="P1">Todo lo que permite suministrar un trabajo</text:p>
      <text:p text:style-name="P1">Ni se crea ni se destruye, tan sólo se transforma</text:p>
      <text:p text:style-name="P1">La electricidad es un fenómeno físico asociado a las cargas eléctricas estáticas, o en movimiento; es una manifestación de la estructura atómica de la materia.</text:p>
      <text:p text:style-name="P1"><text:span text:style-name="T1">¿En qué se basa la e</text:span>lectricidad?</text:p>
      <text:p text:style-name="P1">Se basa en los átomos y en una de sus partículas: el electrón</text:p>
      <text:p text:style-name="P1">La electricidad está asociada a la corriente eléctrica.</text:p>
      <text:p text:style-name="P1">La electricidad es un fenómeno físico relacionado con los electrones <text:span text:style-name="T1">y </text:span>las cargas eléctricas de los átomos</text:p>
      <text:p text:style-name="P1"><text:span text:style-name="T1">¿Qué es la c</text:span>arga eléctrica?</text:p>
      <text:p text:style-name="P1">Es una propiedad fundamental de la materia, como lo es también la masa.</text:p>
      <text:p text:style-name="P1">La carga se manifiesta a través de fuerzas (denominadas electrostáticas) y que son las responsables de los fenómenos eléctricos.</text:p>
      <text:p text:style-name="P1">Las cargas eléctricas quietas dan lugar a fenómenos electrostáticos.</text:p>
      <text:p text:style-name="P1">Las cargas eléctricas en movimiento dan lugar a la corriente eléctrica y el electromagnetismo.</text:p>
      <text:p text:style-name="P2"><text:span text:style-name="T3">La g</text:span>eneración de <text:span text:style-name="T4">la </text:span>electricidad</text:p>
      <text:p text:style-name="P1"><text:span text:style-name="T2">¿Cómo se genera la</text:span> electricidad?</text:p>
      <text:p text:style-name="P1">La electricidad se puede generar de diferentes modos: <text:span text:style-name="T2">mediante la f</text:span>ricción o inducción; <text:span text:style-name="T2">la r</text:span>eacción química; <text:span text:style-name="T2">el uso de la p</text:span>resión; <text:span text:style-name="T2">el empleo del c</text:span>alor; <text:span text:style-name="T2">manejo de la luz; y mediante el m</text:span>agnetismo o inducción magné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1:23:34.749000000</meta:creation-date>
    <dc:date>2017-09-11T23:13:41.638000000</dc:date>
    <meta:editing-duration>PT16M4S</meta:editing-duration>
    <meta:editing-cycles>6</meta:editing-cycles>
    <meta:generator>LibreOffice/5.3.4.2$Windows_x86 LibreOffice_project/f82d347ccc0be322489bf7da61d7e4ad13fe2ff3</meta:generator>
    <meta:document-statistic meta:table-count="0" meta:image-count="0" meta:object-count="0" meta:page-count="1" meta:paragraph-count="21" meta:word-count="221" meta:character-count="1354" meta:non-whitespace-character-count="1154"/>
  </office:meta>
</office:document-meta>
</file>